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13015a" officeooo:paragraph-rsid="0013015a"/>
    </style:style>
    <style:style style:name="P3" style:family="paragraph" style:parent-style-name="Preformatted_20_Text">
      <style:paragraph-properties fo:margin-top="0in" fo:margin-bottom="0.1965in" style:contextual-spacing="false"/>
      <style:text-properties officeooo:paragraph-rsid="00149153"/>
    </style:style>
    <style:style style:name="P4" style:family="paragraph" style:parent-style-name="Preformatted_20_Text">
      <style:text-properties fo:font-weight="bold" officeooo:rsid="00149153" officeooo:paragraph-rsid="00149153" style:font-weight-asian="bold" style:font-weight-complex="bold"/>
    </style:style>
    <style:style style:name="P5" style:family="paragraph" style:parent-style-name="Preformatted_20_Text">
      <style:text-properties officeooo:paragraph-rsid="0015784c"/>
    </style:style>
    <style:style style:name="P6" style:family="paragraph" style:parent-style-name="Preformatted_20_Text">
      <style:text-properties style:font-name="Liberation Serif"/>
    </style:style>
    <style:style style:name="P7" style:family="paragraph" style:parent-style-name="Preformatted_20_Text">
      <style:paragraph-properties fo:margin-top="0in" fo:margin-bottom="0.1965in" style:contextual-spacing="false"/>
      <style:text-properties officeooo:paragraph-rsid="001995b3"/>
    </style:style>
    <style:style style:name="P8" style:family="paragraph" style:parent-style-name="Preformatted_20_Text">
      <style:paragraph-properties fo:margin-top="0in" fo:margin-bottom="0.1965in" style:contextual-spacing="false"/>
      <style:text-properties officeooo:paragraph-rsid="001a9741"/>
    </style:style>
    <style:style style:name="P9" style:family="paragraph" style:parent-style-name="Preformatted_20_Text">
      <style:paragraph-properties fo:margin-top="0in" fo:margin-bottom="0in" style:contextual-spacing="false"/>
      <style:text-properties officeooo:paragraph-rsid="001a9741"/>
    </style:style>
    <style:style style:name="P10" style:family="paragraph" style:parent-style-name="Preformatted_20_Text">
      <style:paragraph-properties fo:margin-top="0in" fo:margin-bottom="0.1965in" style:contextual-spacing="false"/>
      <style:text-properties officeooo:paragraph-rsid="001c545e"/>
    </style:style>
    <style:style style:name="P11" style:family="paragraph" style:parent-style-name="Standard">
      <style:text-properties style:font-name="Liberation Serif" fo:font-weight="bold" officeooo:rsid="0013015a" officeooo:paragraph-rsid="0013015a" style:font-weight-asian="bold" style:font-weight-complex="bold"/>
    </style:style>
    <style:style style:name="P12" style:family="paragraph" style:parent-style-name="Standard">
      <style:text-properties style:font-name="Liberation Serif" fo:font-weight="bold" officeooo:rsid="00149153" officeooo:paragraph-rsid="00149153" style:font-weight-asian="bold" style:font-weight-complex="bold"/>
    </style:style>
    <style:style style:name="P13" style:family="paragraph" style:parent-style-name="Standard">
      <style:text-properties style:font-name="Liberation Serif" fo:font-weight="bold" officeooo:rsid="0015784c" officeooo:paragraph-rsid="0015784c" style:font-weight-asian="bold" style:font-weight-complex="bold"/>
    </style:style>
    <style:style style:name="P14" style:family="paragraph" style:parent-style-name="Standard">
      <style:text-properties style:font-name="Liberation Serif" officeooo:rsid="0013015a" officeooo:paragraph-rsid="0013015a"/>
    </style:style>
    <style:style style:name="P15" style:family="paragraph" style:parent-style-name="Standard">
      <style:text-properties style:font-name="Liberation Serif" fo:font-size="10pt" fo:font-weight="normal" officeooo:rsid="00149153" officeooo:paragraph-rsid="00149153" style:font-size-asian="10pt" style:font-weight-asian="normal" style:font-size-complex="10pt" style:font-weight-complex="normal"/>
    </style:style>
    <style:style style:name="P16" style:family="paragraph" style:parent-style-name="Standard">
      <style:text-properties style:font-name="Liberation Serif" fo:font-size="10pt" fo:font-weight="normal" officeooo:rsid="0015784c" officeooo:paragraph-rsid="0015784c" style:font-size-asian="8.75pt" style:font-weight-asian="normal" style:font-size-complex="10pt" style:font-weight-complex="normal"/>
    </style:style>
    <style:style style:name="P17" style:family="paragraph" style:parent-style-name="Standard">
      <style:text-properties style:font-name="Liberation Serif" fo:font-size="12pt" fo:font-weight="bold" officeooo:rsid="0015784c" officeooo:paragraph-rsid="0015784c" style:font-size-asian="12pt" style:font-weight-asian="bold" style:font-size-complex="12pt" style:font-weight-complex="bold"/>
    </style:style>
    <style:style style:name="P18" style:family="paragraph" style:parent-style-name="Text_20_body">
      <style:text-properties officeooo:rsid="0013015a" officeooo:paragraph-rsid="0013015a"/>
    </style:style>
    <style:style style:name="P19" style:family="paragraph" style:parent-style-name="Text_20_body">
      <style:paragraph-properties fo:margin-top="0.0398in" fo:margin-bottom="0.0398in" style:contextual-spacing="false" fo:line-height="100%"/>
      <style:text-properties fo:font-size="10pt" officeooo:paragraph-rsid="0016ac0b" style:font-size-asian="10pt" style:font-size-complex="10pt"/>
    </style:style>
    <style:style style:name="P20" style:family="paragraph" style:parent-style-name="Text_20_body">
      <style:paragraph-properties fo:margin-top="0in" fo:margin-bottom="0in" style:contextual-spacing="false" fo:line-height="150%"/>
      <style:text-properties fo:font-size="10pt" officeooo:paragraph-rsid="0016ac0b" style:font-size-asian="10pt" style:font-size-complex="10pt"/>
    </style:style>
    <style:style style:name="P21" style:family="paragraph" style:parent-style-name="Text_20_body">
      <style:paragraph-properties fo:margin-top="0in" fo:margin-bottom="0in" style:contextual-spacing="false" fo:line-height="150%"/>
      <style:text-properties fo:font-size="10pt" style:font-size-asian="10pt" style:font-size-complex="10pt"/>
    </style:style>
    <style:style style:name="P22" style:family="paragraph" style:parent-style-name="Text_20_body">
      <style:paragraph-properties fo:line-height="150%"/>
      <style:text-properties fo:font-size="10pt" style:font-size-asian="10pt" style:font-size-complex="10pt"/>
    </style:style>
    <style:style style:name="P23" style:family="paragraph" style:parent-style-name="Text_20_body">
      <style:text-properties style:font-name="Liberation Serif"/>
    </style:style>
    <style:style style:name="P24" style:family="paragraph" style:parent-style-name="Text_20_body">
      <style:text-properties style:font-name="Liberation Serif" fo:font-weight="bold" officeooo:rsid="0013015a" officeooo:paragraph-rsid="0013015a" style:font-weight-asian="bold" style:font-weight-complex="bold"/>
    </style:style>
    <style:style style:name="P25" style:family="paragraph" style:parent-style-name="Text_20_body">
      <style:text-properties style:font-name="Liberation Serif" fo:font-size="10pt" officeooo:rsid="0013015a" officeooo:paragraph-rsid="0013015a" style:font-size-asian="10pt" style:font-size-complex="10pt"/>
    </style:style>
    <style:style style:name="P26" style:family="paragraph" style:parent-style-name="Text_20_body">
      <style:text-properties style:font-name="Liberation Serif" fo:font-size="12pt" fo:font-weight="bold" officeooo:rsid="0015784c" officeooo:paragraph-rsid="0015784c" style:font-size-asian="12pt" style:font-weight-asian="bold" style:font-size-complex="12pt" style:font-weight-complex="bold"/>
    </style:style>
    <style:style style:name="P27" style:family="paragraph" style:parent-style-name="Text_20_body">
      <style:text-properties style:font-name="Liberation Serif" officeooo:paragraph-rsid="0015784c"/>
    </style:style>
    <style:style style:name="P28" style:family="paragraph" style:parent-style-name="Text_20_body">
      <style:text-properties officeooo:paragraph-rsid="0015784c"/>
    </style:style>
    <style:style style:name="P29" style:family="paragraph" style:parent-style-name="Text_20_body">
      <style:text-properties fo:color="#000000" loext:opacity="100%" fo:font-weight="bold" style:font-weight-asian="bold" style:font-weight-complex="bold"/>
    </style:style>
    <style:style style:name="P30" style:family="paragraph" style:parent-style-name="Text_20_body">
      <style:text-properties fo:color="#000000" loext:opacity="100%" fo:font-size="12pt" fo:font-weight="bold" officeooo:rsid="0016ac0b" officeooo:paragraph-rsid="0016ac0b" style:font-size-asian="12pt" style:font-weight-asian="bold" style:font-size-complex="12pt" style:font-weight-complex="bold"/>
    </style:style>
    <style:style style:name="P31" style:family="paragraph" style:parent-style-name="Text_20_body">
      <style:text-properties fo:color="#000000" loext:opacity="100%" fo:font-size="10pt" fo:font-weight="bold" officeooo:rsid="0016ac0b" officeooo:paragraph-rsid="0016ac0b" style:font-size-asian="8.75pt" style:font-weight-asian="bold" style:font-size-complex="10pt" style:font-weight-complex="bold"/>
    </style:style>
    <style:style style:name="P32" style:family="paragraph" style:parent-style-name="Text_20_body">
      <style:paragraph-properties fo:margin-top="0.0398in" fo:margin-bottom="0.0398in" style:contextual-spacing="false" fo:line-height="100%"/>
      <style:text-properties officeooo:paragraph-rsid="0016ac0b"/>
    </style:style>
    <style:style style:name="P33" style:family="paragraph" style:parent-style-name="Text_20_body">
      <style:paragraph-properties fo:margin-top="0in" fo:margin-bottom="0in" style:contextual-spacing="false" fo:line-height="150%"/>
    </style:style>
    <style:style style:name="P34" style:family="paragraph" style:parent-style-name="Text_20_body">
      <style:text-properties officeooo:rsid="0016d68a" officeooo:paragraph-rsid="0016d68a"/>
    </style:style>
    <style:style style:name="P35" style:family="paragraph" style:parent-style-name="Text_20_body">
      <style:text-properties style:use-window-font-color="true" loext:opacity="0%" fo:font-size="12pt" fo:font-weight="bold" officeooo:rsid="001d3e81" officeooo:paragraph-rsid="001d3e81" style:font-size-asian="12pt" style:font-weight-asian="bold" style:font-size-complex="12pt" style:font-weight-complex="bold"/>
    </style:style>
    <style:style style:name="P36" style:family="paragraph" style:parent-style-name="Text_20_body">
      <style:text-properties style:use-window-font-color="true" loext:opacity="0%" fo:font-size="10pt" fo:font-weight="bold" officeooo:rsid="001d3e81" officeooo:paragraph-rsid="001d3e81" style:font-size-asian="10pt" style:font-weight-asian="bold" style:font-size-complex="10pt" style:font-weight-complex="bold"/>
    </style:style>
    <style:style style:name="P37" style:family="paragraph" style:parent-style-name="Text_20_body">
      <style:text-properties style:use-window-font-color="true" loext:opacity="0%" fo:font-size="10pt" fo:font-weight="normal" officeooo:rsid="001d3e81" officeooo:paragraph-rsid="001d3e81" style:font-size-asian="10pt" style:font-weight-asian="normal" style:font-size-complex="10pt" style:font-weight-complex="normal"/>
    </style:style>
    <style:style style:name="T1" style:family="text">
      <style:text-properties fo:color="#2a6099" loext:opacity="100%"/>
    </style:style>
    <style:style style:name="T2" style:family="text">
      <style:text-properties fo:color="#2a6099" loext:opacity="100%" style:font-name="Liberation Serif"/>
    </style:style>
    <style:style style:name="T3" style:family="text">
      <style:text-properties fo:color="#2a6099" loext:opacity="100%" style:font-name="Liberation Serif" fo:font-size="10pt" fo:font-weight="normal" style:font-size-asian="10pt" style:font-weight-asian="normal" style:font-size-complex="10pt" style:font-weight-complex="normal"/>
    </style:style>
    <style:style style:name="T4" style:family="text">
      <style:text-properties fo:color="#2a6099" loext:opacity="100%" style:font-name="Liberation Serif" fo:font-size="10pt" fo:font-weight="normal" officeooo:rsid="001995b3" style:font-size-asian="8.75pt" style:font-weight-asian="normal" style:font-size-complex="10pt" style:font-weight-complex="normal"/>
    </style:style>
    <style:style style:name="T5" style:family="text">
      <style:text-properties fo:color="#2a6099" loext:opacity="100%" style:font-name="Liberation Serif" fo:font-size="10pt" style:font-size-asian="10pt" style:font-size-complex="10pt"/>
    </style:style>
    <style:style style:name="T6" style:family="text">
      <style:text-properties fo:color="#2a6099" loext:opacity="100%" style:font-name="Liberation Serif" fo:font-size="10pt" officeooo:rsid="001d3e81" style:font-size-asian="10pt" style:font-size-complex="10pt"/>
    </style:style>
    <style:style style:name="T7" style:family="text">
      <style:text-properties fo:color="#2a6099" loext:opacity="100%" style:font-name="Liberation Serif" officeooo:rsid="00149153"/>
    </style:style>
    <style:style style:name="T8" style:family="text">
      <style:text-properties officeooo:rsid="00149153"/>
    </style:style>
    <style:style style:name="T9" style:family="text">
      <style:text-properties fo:font-weight="bold" officeooo:rsid="001a9741" style:font-weight-asian="bold" style:font-weight-complex="bold"/>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Liberation Serif"/>
    </style:style>
    <style:style style:name="T13" style:family="text">
      <style:text-properties style:font-name="Liberation Serif" fo:font-size="10pt" fo:font-weight="normal" style:font-size-asian="10pt" style:font-weight-asian="normal" style:font-size-complex="10pt" style:font-weight-complex="normal"/>
    </style:style>
    <style:style style:name="T14" style:family="text">
      <style:text-properties style:font-name="Liberation Serif" fo:font-size="10pt" style:font-size-asian="10pt" style:font-size-complex="10pt"/>
    </style:style>
    <style:style style:name="T15" style:family="text">
      <style:text-properties style:font-name="Liberation Serif" fo:font-size="12pt" fo:font-weight="bold" style:font-size-asian="12pt" style:font-weight-asian="bold" style:font-size-complex="12pt" style:font-weight-complex="bold"/>
    </style:style>
    <style:style style:name="T16" style:family="text">
      <style:text-properties style:font-name="Liberation Serif" fo:font-size="12pt" fo:font-weight="bold" officeooo:rsid="00149153" style:font-size-asian="12pt" style:font-weight-asian="bold" style:font-size-complex="12pt" style:font-weight-complex="bold"/>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bold" officeooo:rsid="00149153" style:font-weight-asian="bold" style:font-weight-complex="bold"/>
    </style:style>
    <style:style style:name="T19" style:family="text">
      <style:text-properties style:font-name="Liberation Serif" officeooo:rsid="00149153"/>
    </style:style>
    <style:style style:name="T20" style:family="text">
      <style:text-properties style:font-name="Liberation Serif" officeooo:rsid="0016d68a"/>
    </style:style>
    <style:style style:name="T21" style:family="text">
      <style:text-properties fo:color="#000000" loext:opacity="100%" fo:font-weight="normal" officeooo:rsid="0016ac0b" style:font-weight-asian="normal" style:font-weight-complex="normal"/>
    </style:style>
    <style:style style:name="T22" style:family="text">
      <style:text-properties fo:color="#000000" loext:opacity="100%" style:font-name="Liberation Serif" fo:font-size="12pt" fo:font-weight="bold" officeooo:rsid="001995b3" style:font-size-asian="10.5pt" style:font-weight-asian="bold" style:font-size-complex="12pt" style:font-weight-complex="bold"/>
    </style:style>
    <style:style style:name="T23" style:family="text">
      <style:text-properties fo:color="#000000" loext:opacity="100%" style:font-name="Liberation Serif" fo:font-size="12pt" fo:font-weight="bold" officeooo:rsid="001c545e" style:font-size-asian="12pt" style:font-weight-asian="bold" style:font-size-complex="12pt" style:font-weight-complex="bold"/>
    </style:style>
    <style:style style:name="T24" style:family="text">
      <style:text-properties fo:color="#000000" loext:opacity="100%" style:font-name="Liberation Serif" fo:font-size="12pt" fo:font-weight="normal" officeooo:rsid="001c545e" style:font-size-asian="12pt" style:font-weight-asian="normal" style:font-size-complex="12pt" style:font-weight-complex="normal"/>
    </style:style>
    <style:style style:name="T25" style:family="text">
      <style:text-properties fo:color="#000000" loext:opacity="100%" style:font-name="Liberation Serif" fo:font-size="10pt" fo:font-weight="normal" officeooo:rsid="001995b3" style:font-size-asian="8.75pt" style:font-weight-asian="normal" style:font-size-complex="10pt" style:font-weight-complex="normal"/>
    </style:style>
    <style:style style:name="T26" style:family="text">
      <style:text-properties fo:color="#000000" loext:opacity="100%" style:font-name="Liberation Serif" fo:font-size="10pt" fo:font-weight="normal" officeooo:rsid="001a9741" style:font-size-asian="10pt" style:font-weight-asian="normal" style:font-size-complex="10pt" style:font-weight-complex="normal"/>
    </style:style>
    <style:style style:name="T27" style:family="text">
      <style:text-properties fo:color="#000000" loext:opacity="100%" style:font-name="Liberation Serif" fo:font-size="10pt" fo:font-weight="normal" officeooo:rsid="001c545e" style:font-size-asian="10pt" style:font-weight-asian="normal" style:font-size-complex="10pt" style:font-weight-complex="normal"/>
    </style:style>
    <style:style style:name="T28" style:family="text">
      <style:text-properties fo:color="#000000" loext:opacity="100%" style:font-name="Liberation Serif" fo:font-size="10pt" fo:font-weight="bold" officeooo:rsid="001c545e" style:font-size-asian="10pt" style:font-weight-asian="bold" style:font-size-complex="10pt" style:font-weight-complex="bold"/>
    </style:style>
    <style:style style:name="T29" style:family="text">
      <style:text-properties officeooo:rsid="001a974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eneral Info: </text:p>
      <text:p text:style-name="P16">VHDL is not case sensitive, this includes key words as well as user defined variables. General convention is to leave key words lower case and use upper case for user defined variables. Loosely followed. </text:p>
      <text:p text:style-name="P16"/>
      <text:p text:style-name="P16"><text:span text:style-name="T29">In system verilog this &lt;= signals we are using sequential logic or a flip flop, not the case in vhdl. It just means were connecting 2 wires (signals) together. To get sequential logic have to use a </text:span><text:span text:style-name="T9">process </text:span><text:span text:style-name="T29">that's dependent on the clock then change the signal on the rising edge. </text:span></text:p>
      <text:p text:style-name="P11"/>
      <text:p text:style-name="P11">Data Types: </text:p>
      <text:p text:style-name="P11"/>
      <text:p text:style-name="P18"><text:span text:style-name="Source_20_Text"><text:span text:style-name="T14">bit</text:span></text:span><text:span text:style-name="T14">: </text:span><text:span text:style-name="T5">Represents a single binary value (</text:span><text:span text:style-name="Source_20_Text"><text:span text:style-name="T5">'0'</text:span></text:span><text:span text:style-name="T5"> or </text:span><text:span text:style-name="Source_20_Text"><text:span text:style-name="T5">'1'</text:span></text:span><text:span text:style-name="T5">).</text:span></text:p>
      <text:p text:style-name="Text_20_body"><text:span text:style-name="Source_20_Text"><text:span text:style-name="T14">bit_vector</text:span></text:span><text:span text:style-name="T14">: </text:span><text:span text:style-name="T5">Represents a vector of binary values. Each element in the vector is of type </text:span><text:span text:style-name="Source_20_Text"><text:span text:style-name="T5">bit</text:span></text:span><text:span text:style-name="T5">.</text:span></text:p>
      <text:p text:style-name="Text_20_body"><text:span text:style-name="Source_20_Text"><text:span text:style-name="T14">std_logic</text:span></text:span><text:span text:style-name="T14">: </text:span><text:span text:style-name="T5">Represents a single value that can have one of nine possible states (</text:span><text:span text:style-name="Source_20_Text"><text:span text:style-name="T5">'U'</text:span></text:span><text:span text:style-name="T5">, </text:span><text:span text:style-name="Source_20_Text"><text:span text:style-name="T5">'X'</text:span></text:span><text:span text:style-name="T5">, </text:span><text:span text:style-name="Source_20_Text"><text:span text:style-name="T5">'0'</text:span></text:span><text:span text:style-name="T5">, </text:span><text:span text:style-name="Source_20_Text"><text:span text:style-name="T5">'1'</text:span></text:span><text:span text:style-name="T5">, </text:span><text:span text:style-name="Source_20_Text"><text:span text:style-name="T5">'Z'</text:span></text:span><text:span text:style-name="T5">, </text:span><text:span text:style-name="Source_20_Text"><text:span text:style-name="T5">'W'</text:span></text:span><text:span text:style-name="T5">, </text:span><text:span text:style-name="Source_20_Text"><text:span text:style-name="T5">'L'</text:span></text:span><text:span text:style-name="T5">, </text:span><text:span text:style-name="Source_20_Text"><text:span text:style-name="T5">'H'</text:span></text:span><text:span text:style-name="T5">, </text:span><text:span text:style-name="Source_20_Text"><text:span text:style-name="T5">'-'</text:span></text:span><text:span text:style-name="T5">), corresponding to undefined, unknown, logic 0, logic 1, high-impedance, weak signal, weak logic 0, weak logic 1, and don't care, respectively.</text:span></text:p>
      <text:p text:style-name="Text_20_body"><text:span text:style-name="Source_20_Text"><text:span text:style-name="T14">std_logic_vector</text:span></text:span><text:span text:style-name="T14">: </text:span><text:span text:style-name="T5">Represents a vector of </text:span><text:span text:style-name="Source_20_Text"><text:span text:style-name="T5">std_logic</text:span></text:span><text:span text:style-name="T5"> values. Each element in the vector is of type </text:span><text:span text:style-name="Source_20_Text"><text:span text:style-name="T5">std_logic</text:span></text:span><text:span text:style-name="T5">.</text:span></text:p>
      <text:p text:style-name="Text_20_body"><text:span text:style-name="Source_20_Text"><text:span text:style-name="T14">integer</text:span></text:span><text:span text:style-name="T14">: </text:span><text:span text:style-name="T5">Represents a signed integer value.</text:span></text:p>
      <text:p text:style-name="Text_20_body"><text:span text:style-name="Source_20_Text"><text:span text:style-name="T14">natural</text:span></text:span><text:span text:style-name="T14">: </text:span><text:span text:style-name="T5">Represents an unsigned integer value (non-negative). </text:span><text:span text:style-name="T6">Can also use positive to exclude 0 </text:span></text:p>
      <text:p text:style-name="Text_20_body"><text:span text:style-name="Source_20_Text"><text:span text:style-name="T14">real</text:span></text:span><text:span text:style-name="T14">: </text:span><text:span text:style-name="T5">Represents a floating-point real number.</text:span></text:p>
      <text:p text:style-name="Text_20_body"><text:span text:style-name="Source_20_Text"><text:span text:style-name="T14">time</text:span></text:span><text:span text:style-name="T14">: </text:span><text:span text:style-name="T5">Represents a time value used for simulation purposes.</text:span></text:p>
      <text:p text:style-name="Text_20_body"><text:span text:style-name="Source_20_Text"><text:span text:style-name="T14">character</text:span></text:span><text:span text:style-name="T14">: </text:span><text:span text:style-name="T5">Represents a single ASCII character.</text:span></text:p>
      <text:p text:style-name="Text_20_body"><text:span text:style-name="Source_20_Text"><text:span text:style-name="T14">string</text:span></text:span><text:span text:style-name="T14">: </text:span><text:span text:style-name="T5">Represents a sequence of characters.</text:span></text:p>
      <text:p text:style-name="Text_20_body"><text:span text:style-name="T5"/></text:p>
      <text:p text:style-name="P35"><text:span text:style-name="T12">Arrays</text:span></text:p>
      <text:p text:style-name="P36">Single:</text:p>
      <text:p text:style-name="P37">type my_array is array (natural range &lt;&gt;) of integer; <text:s text:c="3"/>// Creating the array type </text:p>
      <text:p text:style-name="P37">signal my_signal : my_array(0 to 9); <text:s text:c="28"/>// Initializing an array </text:p>
      <text:p text:style-name="P36">Double:</text:p>
      <text:p text:style-name="P37">type matrix is array (natural range &lt;&gt;, natural range &lt;&gt;) of integer;</text:p>
      <text:p text:style-name="P37">signal my_matrix : matrix(0 to 3, 0 to 3);</text:p>
      <text:p text:style-name="Text_20_body"><text:span text:style-name="T5"/></text:p>
      <text:p text:style-name="P30"><text:span text:style-name="T12">Signals vs Variables: </text:span></text:p>
      <text:p text:style-name="P19"><text:span text:style-name="T21">Signals are used for interprocess communication and synchronization.</text:span></text:p>
      <text:p text:style-name="P32"><text:span text:style-name="T10">Signals can be read and written from different processes and components.</text:span></text:p>
      <text:p text:style-name="P32"><text:span text:style-name="T10">Signals have a default initial value determined by their data type.</text:span></text:p>
      <text:p text:style-name="P32"><text:span text:style-name="T10">Signal assignments (</text:span><text:span text:style-name="Source_20_Text"><text:span text:style-name="T10">&lt;=</text:span></text:span><text:span text:style-name="T10">) are scheduled and occur at specific points in time (usually at the end of a simulation cycle).</text:span></text:p>
      <text:p text:style-name="P32"><text:span text:style-name="T10">Changes to a signal within a process become visible to other processes at the end of the current simulation cycle.</text:span></text:p>
      <text:p text:style-name="P32"><text:span text:style-name="T10">Signals are suitable for representing wires, bus lines, and external I/O interfaces in a design.</text:span></text:p>
      <text:p text:style-name="P32"><text:soft-page-break/><text:span text:style-name="T10"/></text:p>
      <text:p text:style-name="P29">Variables:</text:p>
      <text:p text:style-name="P20">Variables are used for local storage and temporary calculations within a process.</text:p>
      <text:p text:style-name="P20">Variables can only be read and written within the same process.</text:p>
      <text:p text:style-name="P21">Variables must be explicitly initialized before use.</text:p>
      <text:p text:style-name="P33"><text:span text:style-name="T10">Variable assignments (</text:span><text:span text:style-name="Source_20_Text"><text:span text:style-name="T10">:=</text:span></text:span><text:span text:style-name="T10">) are immediate and occur sequentially within a process.</text:span></text:p>
      <text:p text:style-name="P21">Changes to a variable within a process are immediately visible within the same process.</text:p>
      <text:p text:style-name="P22">Variables are suitable for intermediate calculations, loop counters, and temporary storage within processes.</text:p>
      <text:p text:style-name="P31"/>
      <text:p text:style-name="P31"/>
      <text:p text:style-name="P23"/>
      <text:p text:style-name="P24">Procedures </text:p>
      <text:p text:style-name="P2"><text:span text:style-name="Source_20_Text"><text:span text:style-name="T2">procedure</text:span></text:span><text:span text:style-name="Source_20_Text"><text:span text:style-name="T12"> procedure_name(parameter1 : parameter_type1; parameter2 : <text:tab/><text:tab/><text:tab/> <text:tab/><text:tab/><text:tab/><text:tab/> parameter_type2; ...)</text:span></text:span></text:p>
      <text:p text:style-name="Preformatted_20_Text"><text:span text:style-name="Source_20_Text"><text:span text:style-name="T2">is</text:span></text:span></text:p>
      <text:p text:style-name="Preformatted_20_Text"><text:span text:style-name="Source_20_Text"><text:span text:style-name="T12"><text:s text:c="4"/>-- Local variable declarations</text:span></text:span></text:p>
      <text:p text:style-name="Preformatted_20_Text"><text:span text:style-name="Source_20_Text"><text:span text:style-name="T2">begin</text:span></text:span></text:p>
      <text:p text:style-name="Preformatted_20_Text"><text:span text:style-name="Source_20_Text"><text:span text:style-name="T12"><text:s text:c="4"/>-- Procedure body: Statements and logic</text:span></text:span></text:p>
      <text:p text:style-name="P1"><text:span text:style-name="Source_20_Text"><text:span text:style-name="T2">end</text:span></text:span><text:span text:style-name="Source_20_Text"><text:span text:style-name="T12"> procedure_name;</text:span></text:span></text:p>
      <text:p text:style-name="P1"><text:span text:style-name="Source_20_Text"><text:span text:style-name="T12"/></text:span></text:p>
      <text:p text:style-name="P3"><text:span text:style-name="Source_20_Text"><text:span text:style-name="T16">Functions</text:span></text:span></text:p>
      <text:p text:style-name="P1"><text:span text:style-name="Source_20_Text"><text:span text:style-name="T17">function</text:span></text:span><text:span text:style-name="Source_20_Text"><text:span text:style-name="T12"> function_name(parameter1 : parameter_type1; parameter2 : parameter_type2; ...) return return_type is</text:span></text:span></text:p>
      <text:p text:style-name="Preformatted_20_Text"><text:span text:style-name="Source_20_Text"><text:span text:style-name="T12"><text:s text:c="4"/>-- Local variable declarations</text:span></text:span></text:p>
      <text:p text:style-name="Preformatted_20_Text"><text:span text:style-name="Source_20_Text"><text:span text:style-name="T12">begin</text:span></text:span></text:p>
      <text:p text:style-name="Preformatted_20_Text"><text:span text:style-name="Source_20_Text"><text:span text:style-name="T12"><text:s text:c="4"/>-- Function body: Computation and logic</text:span></text:span></text:p>
      <text:p text:style-name="Preformatted_20_Text"><text:span text:style-name="Source_20_Text"><text:span text:style-name="T12"><text:s text:c="4"/>return result; -- Return statement with the computed result</text:span></text:span></text:p>
      <text:p text:style-name="P1"><text:span text:style-name="Source_20_Text"><text:span text:style-name="T12">end function_name;</text:span></text:span></text:p>
      <text:p text:style-name="P3"><text:span text:style-name="Source_20_Text"><text:span text:style-name="T18">Whats the difference between function and procedure?</text:span></text:span><text:span text:style-name="Source_20_Text"><text:span text:style-name="T19"> </text:span></text:span><text:span text:style-name="Source_20_Text"><text:span text:style-name="T7">F</text:span></text:span><text:span text:style-name="Source_20_Text"><text:span text:style-name="T2">unctions are used to compute and return values, while procedures are used to group statements and perform actions without returning a value. Functions are typically used in expressions, assignments, and computations, while procedures are used for sequencing operations and performing tasks.</text:span></text:span></text:p>
      <text:p text:style-name="P3"><text:span text:style-name="Source_20_Text"><text:span text:style-name="T2"/></text:span></text:p>
      <text:p text:style-name="P7"><text:span text:style-name="Source_20_Text"><text:span text:style-name="T22">Process </text:span></text:span><text:span text:style-name="Source_20_Text"><text:span text:style-name="T26">(like a procedure but it doesn’t get called, it runs when one of its dependencies signals changes)</text:span></text:span></text:p>
      <text:p text:style-name="P7"><text:span text:style-name="Source_20_Text"><text:span text:style-name="T25">process_name : </text:span></text:span><text:span text:style-name="Source_20_Text"><text:span text:style-name="T4">process </text:span></text:span><text:span text:style-name="Source_20_Text"><text:span text:style-name="T25">(list_of_dependencies)</text:span></text:span></text:p>
      <text:p text:style-name="P7"><text:span text:style-name="Source_20_Text"><text:span text:style-name="T4">begin </text:span></text:span></text:p>
      <text:p text:style-name="P7"><text:span text:style-name="Source_20_Text"><text:span text:style-name="T25"><text:tab/>….</text:span></text:span></text:p>
      <text:p text:style-name="P7"><text:span text:style-name="Source_20_Text"><text:span text:style-name="T4">end process </text:span></text:span><text:span text:style-name="Source_20_Text"><text:span text:style-name="T25">process_name </text:span></text:span></text:p>
      <text:p text:style-name="P7"><text:soft-page-break/><text:span text:style-name="Source_20_Text"><text:span text:style-name="T25"/></text:span></text:p>
      <text:p text:style-name="P10"><text:span text:style-name="Source_20_Text"><text:span text:style-name="T23">Assert</text:span></text:span><text:span text:style-name="Source_20_Text"><text:span text:style-name="T28"> </text:span></text:span><text:span text:style-name="Source_20_Text"><text:span text:style-name="T27">(Used to throw errors during simulation)</text:span></text:span></text:p>
      <text:p text:style-name="Preformatted_20_Text"><text:span text:style-name="Source_20_Text"><text:span text:style-name="T2">assert </text:span></text:span><text:span text:style-name="Source_20_Text"><text:span text:style-name="T12">data = expected </text:span></text:span><text:span text:style-name="Source_20_Text"><text:span text:style-name="T2">report</text:span></text:span><text:span text:style-name="Source_20_Text"><text:span text:style-name="T12"> msg </text:span></text:span><text:span text:style-name="Source_20_Text"><text:span text:style-name="T2">severity error;</text:span></text:span></text:p>
      <text:p text:style-name="Preformatted_20_Text"><text:span text:style-name="Source_20_Text"><text:span text:style-name="T2"/></text:span></text:p>
      <text:p text:style-name="Preformatted_20_Text"><text:span text:style-name="Source_20_Text"><text:span text:style-name="T12">msg: is a string variable that you pre-set with the error message. </text:span></text:span></text:p>
      <text:p text:style-name="Preformatted_20_Text"><text:span text:style-name="Source_20_Text"><text:span text:style-name="T12">The assert verifies that data and expected are equal, otherwise it prints the error message during simulation</text:span></text:span></text:p>
      <text:p text:style-name="P7"><text:span text:style-name="Source_20_Text"><text:span text:style-name="T22"/></text:span></text:p>
      <text:p text:style-name="P3"><text:span text:style-name="Source_20_Text"/></text:p>
      <text:p text:style-name="P24">Packages (create these to <text:span text:style-name="T1">use </text:span>procedures/ <text:span text:style-name="T8">functions</text:span> in other files ) </text:p>
      <text:p text:style-name="P25"><text:span text:style-name="T1">package </text:span>package_name <text:span text:style-name="T1">is</text:span></text:p>
      <text:p text:style-name="P25"><text:s text:c="4"/>-- Declarations</text:p>
      <text:p text:style-name="P25"><text:span text:style-name="T1">end </text:span>package_name;</text:p>
      <text:p text:style-name="P25"/>
      <text:p text:style-name="P25"><text:span text:style-name="T1">package body </text:span>package_name <text:span text:style-name="T1">is</text:span></text:p>
      <text:p text:style-name="P25"><text:s text:c="4"/>-- Definitions and implementations</text:p>
      <text:p text:style-name="P25"><text:span text:style-name="T1">end</text:span> package_name;</text:p>
      <text:p text:style-name="P14"/>
      <text:p text:style-name="P12">Libraries (Store multiple packages and other things) </text:p>
      <text:p text:style-name="P4"><text:span text:style-name="Source_20_Text"><text:span text:style-name="T3">library</text:span></text:span><text:span text:style-name="Source_20_Text"><text:span text:style-name="T13"> library_name;</text:span></text:span></text:p>
      <text:p text:style-name="P1"><text:span text:style-name="Source_20_Text"><text:span text:style-name="T3">use</text:span></text:span><text:span text:style-name="Source_20_Text"><text:span text:style-name="T13"> library_name.package_name.</text:span></text:span><text:span text:style-name="Source_20_Text"><text:span text:style-name="T3">all</text:span></text:span><text:span text:style-name="Source_20_Text"><text:span text:style-name="T13">;</text:span></text:span></text:p>
      <text:p text:style-name="P15">A library is a higher-level container that organizes design units, while a package is a construct within a library that contains declarations and provides a mechanism for code reuse and modularity. Libraries provide a way to organize and manage design units, while packages provide a way to group and share common declarations.</text:p>
      <text:p text:style-name="P15"/>
      <text:p text:style-name="P15"/>
      <text:p text:style-name="P15"/>
      <text:p text:style-name="P15"/>
      <text:p text:style-name="P15"/>
      <text:p text:style-name="P15"/>
      <text:p text:style-name="P15"/>
      <text:p text:style-name="P17">Common Library and its packages </text:p>
      <text:p text:style-name="P17"/>
      <text:p text:style-name="P26"><text:span text:style-name="Source_20_Text"><text:span text:style-name="T13">IEEE.STD_LOGIC_1164.ALL</text:span></text:span><text:span text:style-name="T11">: </text:span></text:p>
      <text:p text:style-name="P26"><text:span text:style-name="T11">This package defines the standard logic types (</text:span><text:span text:style-name="Source_20_Text"><text:span text:style-name="T13">STD_LOGIC</text:span></text:span><text:span text:style-name="T11">, </text:span><text:span text:style-name="Source_20_Text"><text:span text:style-name="T13">STD_LOGIC_VECTOR</text:span></text:span><text:span text:style-name="T11">, etc.) and provides various logical and arithmetic operations for working with these types. It is one of the fundamental packages used in digital design.</text:span></text:p>
      <text:p text:style-name="P28"><text:span text:style-name="Source_20_Text"><text:span text:style-name="T14">std.TextIO.all</text:span></text:span><text:span text:style-name="T14">: </text:span></text:p>
      <text:p text:style-name="P28"><text:span text:style-name="T14">This package provides input/output operations for text-based data. It includes procedures and functions for reading from and writing to text files, as well as formatting and conversion functions.</text:span></text:p>
      <text:p text:style-name="P28"><text:span text:style-name="Source_20_Text"><text:span text:style-name="T14">ieee.std_logic_textio.all</text:span></text:span><text:span text:style-name="T14">: </text:span></text:p>
      <text:p text:style-name="P28"><text:span text:style-name="T14">This package extends the </text:span><text:span text:style-name="Source_20_Text"><text:span text:style-name="T14">TextIO</text:span></text:span><text:span text:style-name="T14"> package and provides additional input/output operations specifically for working with </text:span><text:span text:style-name="Source_20_Text"><text:span text:style-name="T14">STD_LOGIC</text:span></text:span><text:span text:style-name="T14"> types. It includes procedures for reading and writing </text:span><text:span text:style-name="Source_20_Text"><text:span text:style-name="T14">STD_LOGIC</text:span></text:span><text:span text:style-name="T14"> values as characters or strings.</text:span></text:p>
      <text:p text:style-name="P28"><text:soft-page-break/><text:span text:style-name="Source_20_Text"><text:span text:style-name="T14">ieee.numeric_std.all</text:span></text:span><text:span text:style-name="T14">: </text:span></text:p>
      <text:p text:style-name="P28"><text:span text:style-name="T14">This package provides a set of numeric types and operations for numerical computations in VHDL. It includes signed and unsigned integer types (</text:span><text:span text:style-name="Source_20_Text"><text:span text:style-name="T14">signed</text:span></text:span><text:span text:style-name="T14">, </text:span><text:span text:style-name="Source_20_Text"><text:span text:style-name="T14">unsigned</text:span></text:span><text:span text:style-name="T14">), arithmetic operations, conversion functions, and other utility functions for working with numerical data.</text:span></text:p>
      <text:p text:style-name="P28"><text:span text:style-name="Source_20_Text"><text:span text:style-name="T14">ieee.math_real.all</text:span></text:span><text:span text:style-name="T14">: </text:span></text:p>
      <text:p text:style-name="P28"><text:span text:style-name="T14">This package provides mathematical functions and operations for real numbers. It includes functions for common mathematical operations such as exponentiation, logarithms, trigonometry, and more. These functions operate on </text:span><text:span text:style-name="Source_20_Text"><text:span text:style-name="T14">real</text:span></text:span><text:span text:style-name="T14"> and </text:span><text:span text:style-name="Source_20_Text"><text:span text:style-name="T14">realtime</text:span></text:span><text:span text:style-name="T14"> data types.</text:span></text:p>
      <text:p text:style-name="P28"><text:span text:style-name="T14"/></text:p>
      <text:p text:style-name="P34"><text:span text:style-name="T15">Entity &amp; Architecture</text:span><text:span text:style-name="T14"> <text:s/>(entity is like a verilog module with architecture being the definition) </text:span></text:p>
      <text:p text:style-name="P5"><text:span text:style-name="Source_20_Text"><text:span text:style-name="T5">entity </text:span></text:span><text:span text:style-name="Source_20_Text"><text:span text:style-name="T14">MyComponent </text:span></text:span><text:span text:style-name="Source_20_Text"><text:span text:style-name="T5">is</text:span></text:span></text:p>
      <text:p text:style-name="Preformatted_20_Text"><text:span text:style-name="Source_20_Text"><text:span text:style-name="T12"><text:s text:c="2"/></text:span></text:span><text:span text:style-name="Source_20_Text"><text:span text:style-name="T2">generic</text:span></text:span><text:span text:style-name="Source_20_Text"><text:span text:style-name="T12"> ( <text:s text:c="2"/>// </text:span></text:span><text:span text:style-name="Source_20_Text"><text:span text:style-name="T20">This is optional </text:span></text:span></text:p>
      <text:p text:style-name="Preformatted_20_Text"><text:span text:style-name="Source_20_Text"><text:span text:style-name="T12"><text:s text:c="4"/>WIDTH : positive := 8</text:span></text:span></text:p>
      <text:p text:style-name="Preformatted_20_Text"><text:span text:style-name="Source_20_Text"><text:span text:style-name="T12"><text:s text:c="2"/>);</text:span></text:span></text:p>
      <text:p text:style-name="Preformatted_20_Text"><text:span text:style-name="Source_20_Text"><text:span text:style-name="T12"><text:s/></text:span></text:span><text:span text:style-name="Source_20_Text"><text:span text:style-name="T2"><text:s/>port</text:span></text:span><text:span text:style-name="Source_20_Text"><text:span text:style-name="T12"> (</text:span></text:span></text:p>
      <text:p text:style-name="Preformatted_20_Text"><text:span text:style-name="Source_20_Text"><text:span text:style-name="T12"><text:s text:c="4"/>input1 : in std_logic_vector(WIDTH-1 downto 0);</text:span></text:span></text:p>
      <text:p text:style-name="Preformatted_20_Text"><text:span text:style-name="Source_20_Text"><text:span text:style-name="T12"><text:s text:c="4"/>input2 : in std_logic_vector(WIDTH-1 downto 0);</text:span></text:span></text:p>
      <text:p text:style-name="Preformatted_20_Text"><text:span text:style-name="Source_20_Text"><text:span text:style-name="T12"><text:s text:c="4"/>output : out std_logic_vector(WIDTH-1 downto 0)</text:span></text:span></text:p>
      <text:p text:style-name="Preformatted_20_Text"><text:span text:style-name="Source_20_Text"><text:span text:style-name="T12"><text:s text:c="2"/>);</text:span></text:span></text:p>
      <text:p text:style-name="Preformatted_20_Text"><text:span text:style-name="Source_20_Text"><text:span text:style-name="T2">end entity</text:span></text:span><text:span text:style-name="Source_20_Text"><text:span text:style-name="T12"> MyComponent;</text:span></text:span></text:p>
      <text:p text:style-name="P6"/>
      <text:p text:style-name="P6"/>
      <text:p text:style-name="Preformatted_20_Text"><text:span text:style-name="Source_20_Text"><text:span text:style-name="T2">architecture </text:span></text:span><text:span text:style-name="Source_20_Text"><text:span text:style-name="T12">Behavioral </text:span></text:span><text:span text:style-name="Source_20_Text"><text:span text:style-name="T2">of</text:span></text:span><text:span text:style-name="Source_20_Text"><text:span text:style-name="T12"> MyComponent </text:span></text:span><text:span text:style-name="Source_20_Text"><text:span text:style-name="T2">is</text:span></text:span></text:p>
      <text:p text:style-name="Preformatted_20_Text"><text:span text:style-name="Source_20_Text"><text:span text:style-name="T2">begin</text:span></text:span></text:p>
      <text:p text:style-name="Preformatted_20_Text"><text:span text:style-name="Source_20_Text"><text:span text:style-name="T12"><text:s text:c="2"/>-- Architecture implementation here</text:span></text:span></text:p>
      <text:p text:style-name="Preformatted_20_Text"><text:span text:style-name="Source_20_Text"><text:span text:style-name="T12"><text:s text:c="2"/>-- ...</text:span></text:span></text:p>
      <text:p text:style-name="P1"><text:span text:style-name="Source_20_Text"><text:span text:style-name="T2">end architecture </text:span></text:span><text:span text:style-name="Source_20_Text"><text:span text:style-name="T12">Behavioral;</text:span></text:span></text:p>
      <text:p text:style-name="P1"><text:span text:style-name="Source_20_Text"/></text:p>
      <text:p text:style-name="P8"><text:span text:style-name="Source_20_Text"><text:span text:style-name="T9">Example: </text:span></text:span></text:p>
      <text:p text:style-name="P9"><text:span text:style-name="Source_20_Text">entity MyEntity is</text:span></text:p>
      <text:p text:style-name="P9"><text:span text:style-name="Source_20_Text"><text:s text:c="2"/>generic (</text:span></text:p>
      <text:p text:style-name="P9"><text:span text:style-name="Source_20_Text"><text:s text:c="4"/>COUNTER_WIDTH : natural := 8</text:span></text:p>
      <text:p text:style-name="P9"><text:span text:style-name="Source_20_Text"><text:s text:c="2"/>);</text:span></text:p>
      <text:p text:style-name="P9"><text:span text:style-name="Source_20_Text"><text:s text:c="2"/>port (</text:span></text:p>
      <text:p text:style-name="P9"><text:span text:style-name="Source_20_Text"><text:s text:c="4"/>clk : in std_logic;</text:span></text:p>
      <text:p text:style-name="P9"><text:span text:style-name="Source_20_Text"><text:s text:c="4"/>reset : in std_logic;</text:span></text:p>
      <text:p text:style-name="P9"><text:span text:style-name="Source_20_Text"><text:s text:c="4"/>count : out std_logic_vector(COUNTER_WIDTH - 1 downto 0)</text:span></text:p>
      <text:p text:style-name="P9"><text:span text:style-name="Source_20_Text"><text:s text:c="2"/>);</text:span></text:p>
      <text:p text:style-name="P9"><text:span text:style-name="Source_20_Text">end entity;</text:span></text:p>
      <text:p text:style-name="P9"><text:span text:style-name="Source_20_Text"/></text:p>
      <text:p text:style-name="P9"><text:span text:style-name="Source_20_Text">architecture Behavioral of MyEntity is</text:span></text:p>
      <text:p text:style-name="P9"><text:span text:style-name="Source_20_Text"><text:s text:c="2"/>signal counter : unsigned(COUNTER_WIDTH - 1 downto 0);</text:span></text:p>
      <text:p text:style-name="P9"><text:span text:style-name="Source_20_Text">begin</text:span></text:p>
      <text:p text:style-name="P9"><text:span text:style-name="Source_20_Text"><text:s text:c="2"/>counter_process: process (clk, reset)</text:span></text:p>
      <text:p text:style-name="P9"><text:span text:style-name="Source_20_Text"><text:s text:c="2"/>begin</text:span></text:p>
      <text:p text:style-name="P9"><text:span text:style-name="Source_20_Text"><text:s text:c="4"/>if reset = '1' then</text:span></text:p>
      <text:p text:style-name="P9"><text:span text:style-name="Source_20_Text"><text:s text:c="6"/>counter &lt;= (others =&gt; '0');</text:span></text:p>
      <text:p text:style-name="P9"><text:span text:style-name="Source_20_Text"><text:s text:c="4"/>elsif rising_edge(clk) then</text:span></text:p>
      <text:p text:style-name="P9"><text:span text:style-name="Source_20_Text"><text:s text:c="6"/>counter &lt;= counter + 1;</text:span></text:p>
      <text:p text:style-name="P9"><text:span text:style-name="Source_20_Text"><text:s text:c="4"/>end if;</text:span></text:p>
      <text:p text:style-name="P9"><text:soft-page-break/><text:span text:style-name="Source_20_Text"><text:s text:c="2"/>end process counter_process;</text:span></text:p>
      <text:p text:style-name="P9"><text:span text:style-name="Source_20_Text"><text:s text:c="2"/></text:span></text:p>
      <text:p text:style-name="P9"><text:span text:style-name="Source_20_Text"><text:s text:c="2"/>count &lt;= std_logic_vector(counter);</text:span></text:p>
      <text:p text:style-name="P9"><text:span text:style-name="Source_20_Text">end architecture;</text:span></text:p>
      <text:p text:style-name="P27"><text:span text:style-name="T10"/></text:p>
      <text:p text:style-name="P28"><text:span text:style-name="T14"/></text:p>
      <text:p text:style-name="P28"><text:span text:style-name="T14"/></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09:44:17.905221905</meta:creation-date>
    <dc:date>2023-05-22T12:47:08.838117301</dc:date>
    <meta:editing-duration>PT6M49S</meta:editing-duration>
    <meta:editing-cycles>1</meta:editing-cycles>
    <meta:document-statistic meta:table-count="0" meta:image-count="0" meta:object-count="0" meta:page-count="5" meta:paragraph-count="122" meta:word-count="1011" meta:character-count="7002" meta:non-whitespace-character-count="5929"/>
    <meta:generator>LibreOffice/7.3.7.2$Linux_X86_64 LibreOffice_project/30$Build-2</meta:generator>
  </office:meta>
</office:document-meta>
</file>